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top="5.001cm" fo:margin-bottom="0cm"/>
      <style:text-properties fo:font-weight="bold" style:font-weight-asian="bold" style:font-weight-complex="bold"/>
    </style:style>
    <style:style style:name="P3" style:family="paragraph" style:parent-style-name="Standard">
      <style:paragraph-properties fo:margin-top="5.001cm" fo:margin-bottom="0cm"/>
      <style:text-properties fo:font-weight="normal" style:font-weight-asian="normal" style:font-weight-complex="normal"/>
    </style:style>
    <style:style style:name="P4" style:family="paragraph" style:parent-style-name="Standard">
      <style:paragraph-properties fo:margin-top="1cm" fo:margin-bottom="0cm"/>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diesem Dokument möchten wir die Anforderungen an unsere Software anhand der von uns erstellten UserStories festhalten. Diese UserStories enthalten alle Aspekte, die für den User von Bedeutung sind um mit dem Programm zu arbeiten.</text:p>
      <text:p text:style-name="Standard"/>
      <text:p text:style-name="P1">Neuer Raum</text:p>
      <text:p text:style-name="Standard">Der Benutzer wählt den Menupunkt für einen Raum, wodurch das System die aktuelle Szene zerstört und einen neuen, leeren Raum erstellt. Eine Sicherheitsabfrage verhindert ein ungewolltes Auslösen</text:p>
      <text:p text:style-name="Standard"/>
      <text:p text:style-name="P1">Opx Speichern</text:p>
      <text:p text:style-name="Standard">Der Benutzer wählt einen geeigneten Menupunkt um seine aktuelle Szene verlustfrei zu speichern. Hierbei sollen die benötigten Daten im standadisierten .opx Format gespeichert werden.</text:p>
      <text:p text:style-name="Standard"/>
      <text:p text:style-name="P1">Opx Öffnen</text:p>
      <text:p text:style-name="Standard">Der Benutzer lädt durch Auswahl der OPX-Import Funktion eine zuvor gespeicherte Szene und kann diese verändern. Eine bereits geöffnete Szene wird nach einer Sicherheitsabfrage überschrieben.</text:p>
      <text:p text:style-name="Standard"/>
      <text:p text:style-name="P1">UndoRedo</text:p>
      <text:p text:style-name="Standard">Der Benutzer setzt durch Auswahl geeigneter Werkzeuge zuvor durchgeführte Transformationen auf Objekte zurück. Durch ein weiteres Werkzeug kann er diese Änderungen auch wieder herstellen.</text:p>
      <text:p text:style-name="Standard"/>
      <text:p text:style-name="P1">Objekte löschen</text:p>
      <text:p text:style-name="Standard">Der Benutzer selektiert die zu löschenden Objekte und aktiviert die Löschfunktion. Hierdurch werden alle gewählten Objekte aus der Szene entfernt und in den Papierkorb verschoben. Von dort hat er die Möglichkeit die Objekte später wieder herzustellen.</text:p>
      <text:p text:style-name="Standard"/>
      <text:p text:style-name="P1">Copy &amp; Paste</text:p>
      <text:p text:style-name="Standard">Der Benutzer selektiert die Objekte, die kopiert / ausgeschnitten werden sollen und aktiviert die gewünschte Funktion. Nach aktivieren der Funktion einfügen werden diese Objekte wieder in die Szene eingefügt</text:p>
      <text:p text:style-name="Standard"/>
      <text:p text:style-name="P1">Objekte Klonen</text:p>
      <text:p text:style-name="Standard">Der Benutzer selektiert die gewünschten Objekte und aktiviert die Funktion clonen. Hierdurch werden Klone der gewählten Objekte erstellt und zur Erkennung leicht verschoben angezeigt.</text:p>
      <text:p text:style-name="Standard"/>
      <text:p text:style-name="P1">Objekte verstecken</text:p>
      <text:p text:style-name="Standard">Der Benutzer wählt die gewünschten Objekte und aktiviert die Verstecken-Funktion. Die ausgewählten Objekte werden beim Zeichnen der Szene nicht mehr dargestellt. Durch eine geeignete Funktion kann der User versteckte Objekte später auch wieder anzeigen.</text:p>
      <text:p text:style-name="Standard"/>
      <text:p text:style-name="P1">Objekte zurücksetzen</text:p>
      <text:p text:style-name="Standard">Der Benutzer wählt aktiviert die Funktion zurücksetzen, wodurch er ausgewählte Objekte wieder in ihre ursprüngliche Position und Drehung bringen kann</text:p>
      <text:p text:style-name="Standard"/>
      <text:p text:style-name="P1">Obj exportieren</text:p>
      <text:p text:style-name="Standard">Der Benutzer wählt die Funktion Obj-Export aus um die aktuelle Szene im .obj Format in eine Datei zu schreiben. Die geschriebene .obj kann der Benutzer anschließend in gängigen Raytracern laden</text:p>
      <text:p text:style-name="Standard"/>
      <text:p text:style-name="P1">Screenshot erstellen</text:p>
      <text:p text:style-name="Standard">Der Benutzer wählt die Screenshot-Funktion um ein Abbild der aktuellen Raumdarstellung in einem <text:soft-page-break/>gängigen Grafikformat zu exportieren.</text:p>
      <text:p text:style-name="Standard"/>
      <text:p text:style-name="P1">OBJ importieren</text:p>
      <text:p text:style-name="Standard">Der Benutzer wählt die .obj-Import-Funktion um Objekte im .obj Format in seine programminterne Library zu laden. Hierbei wurd er durch eine Vorschau unterstützt mit deren Hilfe er die gewünschten Maße angeben kann.</text:p>
      <text:p text:style-name="Standard"/>
      <text:p text:style-name="P1">OAX importieren</text:p>
      <text:p text:style-name="Standard">Der Benutzer wählt die .oax-Import-Funktion um bereits vorgefertige .oax Dateien in seine Library zu laden.</text:p>
      <text:p text:style-name="Standard"/>
      <text:p text:style-name="P1">Kamerabewegung</text:p>
      <text:p text:style-name="Standard">Durch Auswahl geeigneter Einstellungen bewegt der Benutzer die Kamera per Maus an die gewünschte Stelle. Hierbei kann er sich sowohl frei im Raum bewegen, als auch rotieren. Durch einen entsprechenden Menupunkt kann der User die Kamera wieder auf den Ausgangszustand zurücksetzen.</text:p>
      <text:p text:style-name="Standard"/>
      <text:p text:style-name="P1">Objektbewegung</text:p>
      <text:p text:style-name="Standard">Nach der Auswahl geeigneter Einstellungen bewegt der Benutzer Objekte per Maus frei im Raum. Die Objekte sind bewegbar und rotierbar. Auf Wunsch schaltet der User eine einstellbare Snap-Funktion hinzu, die ihn bei der Platzierung der Objekte unterstützt.</text:p>
      <text:p text:style-name="Standard"/>
      <text:p text:style-name="P1">Wände</text:p>
      <text:p text:style-name="Standard">Nach der Auswahl des Wand-Werkzeugs zeichnet der Benutzer in der Draufsicht Wände. Die Länge der Wand kann er jederzeit im Fenster ablesen.</text:p>
      <text:p text:style-name="Standard"/>
      <text:p text:style-name="P1">Messwerkzeug</text:p>
      <text:p text:style-name="Standard">Durch die Auswahl des Mess-Werkzeuges wird dem Benutzer ein Lineal bereitgestellt. Durch Ziehen einer Linie zwischen zwei Punkten bekommt er die Länge im Fenster angezeigt.</text:p>
      <text:p text:style-name="Standard"/>
      <text:p text:style-name="P1">Schatten</text:p>
      <text:p text:style-name="Standard">Das System unterstützt den Benutzer beim Verständnis der relativen Lage der Objekte zueinander durch die Darstellung von Schatten.</text:p>
      <text:p text:style-name="Standard"/>
      <text:p text:style-name="P1">Gruppen</text:p>
      <text:p text:style-name="Standard">Der Benutzer selektiert gewünschte Objekte und aktiviert die Gruppieren-Funktion. Ab diesem Zeitpunkt wird beim Verschieben, Rotieren alle Bewegungen auf die komplette Gruppe ausgeführt. Durch Auswahl der Degruppieren-Funktion zerlegt der User auf Wunsch diese Gruppe später wieder in ihre Einzelteile.</text:p>
      <text:p text:style-name="Standard"/>
      <text:p text:style-name="P1">Primitive erstellen</text:p>
      <text:p text:style-name="Standard">Der Benutzer wählt eine geeignete Menufunktion aus um einfache Primitive selbst zu erstellen. Ein GUI-Fenster unterstützt ihn dabei, Größen und Farben selbst zu definieren. Nach einem Klick auf Erstellen werden die Primitiven automatisch in die Szene eingehängt</text:p>
      <text:p text:style-name="Standard"/>
      <text:p text:style-name="P1">Hilfe</text:p>
      <text:p text:style-name="Standard">Durch drücken einer vorgegebenen Taste wird dem Benutzer zu jeder Zeit eine Schnellhilfe angezeigt, mit der er Überblick über die wichtigsten Funktionen bekommt.</text:p>
      <text:p text:style-name="Standard"/>
      <text:p text:style-name="P1">Library</text:p>
      <text:p text:style-name="Standard">Der Benutzer hat eine Library zur Verwaltung seiner Objekte. Durch einen klickt auf ein Objekt hat er die Auswahl, Objekte zur Szene hinzuzufügen, umzubenennen oder zu löschen. Durch <text:soft-page-break/>Verschieben einzelner Objekte oder Gruppen hängt er die Auswahl im Baum um.</text:p>
      <text:p text:style-name="Standard"/>
      <text:p text:style-name="P1">Szenen Ansicht</text:p>
      <text:p text:style-name="Standard">Der Benutzer hat eine Liste seiner, in der Szene vorhandenen, Objekte. Durch Auswahl eines Objekts bekommt er die Möglichkeit, diesem neue Daten, wie Name oder Maße zu geben. Durch weitere Auswahlmöglichkeiten versteckt er ein Objekt, bzw zeigt es wieder an. Ebenso hat er die Möglichkeit, Objekte zu löschen und aus dem Papierkorb wieder herzustellen.</text:p>
      <text:p text:style-name="Standard"/>
      <text:p text:style-name="P2"/>
      <text:p text:style-name="P3">Anforderungen, die nicht ins Konzept von UserStories passen:</text:p>
      <text:p text:style-name="P4"><text:span text:style-name="T1">Draufsicht</text:span></text:p>
      <text:p text:style-name="Standard">Um mehr Platz für die 3D Ansicht zu bekommen kann der User die Draufsicht an/abschalten</text:p>
      <text:p text:style-name="Standard"/>
      <text:p text:style-name="P1">Display Listen</text:p>
      <text:p text:style-name="Standard">Für eine erhebliche Performance-Steigerung wird OpenGL-Anzeige von Displaylisten angezeigt</text:p>
      <text:p text:style-name="Standard"/>
      <text:p text:style-name="P1">Virtueller Boden</text:p>
      <text:p text:style-name="Standard">Zur besseren Unterstütztung beim Platzieren der Objekte wird dem Benutzer ein virtueller Boden eingezogen. Unter diesen Boden können Objekte nicht verschob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11-14T11:59:33</meta:creation-date>
    <dc:creator>Thorsten Moll</dc:creator>
    <dc:date>2008-11-14T07:46:39</dc:date>
    <meta:editing-cycles>9</meta:editing-cycles>
    <meta:editing-duration>PT2H31M48S</meta:editing-duration>
    <meta:user-defined meta:name="Info 1"/>
    <meta:user-defined meta:name="Info 2"/>
    <meta:user-defined meta:name="Info 3"/>
    <meta:user-defined meta:name="Info 4"/>
    <meta:document-statistic meta:table-count="0" meta:image-count="0" meta:object-count="0" meta:page-count="3" meta:paragraph-count="54" meta:word-count="828" meta:character-count="5776"/>
  </office:meta>
</office:document-meta>
</file>